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c54bf" officeooo:paragraph-rsid="001d1863" style:font-style-asian="normal" style:font-style-complex="normal"/>
    </style:style>
    <style:style style:name="P4" style:family="paragraph" style:parent-style-name="Text_20_body">
      <style:text-properties fo:font-style="normal" officeooo:rsid="001c54bf" officeooo:paragraph-rsid="001f1a6e" style:font-style-asian="normal" style:font-style-complex="normal"/>
    </style:style>
    <style:style style:name="P5" style:family="paragraph" style:parent-style-name="Text_20_body">
      <style:text-properties fo:font-style="normal" officeooo:rsid="001d1863" officeooo:paragraph-rsid="001d1863" style:font-style-asian="normal" style:font-style-complex="normal"/>
    </style:style>
    <style:style style:name="P6" style:family="paragraph" style:parent-style-name="Text_20_body">
      <style:text-properties fo:font-style="normal" officeooo:rsid="001d1863" officeooo:paragraph-rsid="00244411" style:font-style-asian="normal" style:font-style-complex="normal"/>
    </style:style>
    <style:style style:name="P7" style:family="paragraph" style:parent-style-name="Text_20_body">
      <style:text-properties fo:font-style="normal" officeooo:rsid="00244411" officeooo:paragraph-rsid="0025a6d2" style:font-style-asian="normal" style:font-style-complex="normal"/>
    </style:style>
    <style:style style:name="P8" style:family="paragraph" style:parent-style-name="Text_20_body">
      <style:text-properties fo:font-style="normal" officeooo:rsid="00290828" officeooo:paragraph-rsid="00290828" style:font-style-asian="normal" style:font-style-complex="normal"/>
    </style:style>
    <style:style style:name="P9" style:family="paragraph" style:parent-style-name="Heading_20_1">
      <style:text-properties fo:font-style="normal" style:font-style-asian="normal" style:font-style-complex="normal"/>
    </style:style>
    <style:style style:name="P10" style:family="paragraph" style:parent-style-name="Heading_20_1">
      <style:text-properties fo:font-style="normal" officeooo:rsid="0017df40" officeooo:paragraph-rsid="0017df40" style:font-style-asian="normal" style:font-style-complex="normal"/>
    </style:style>
    <style:style style:name="P11" style:family="paragraph" style:parent-style-name="Heading_20_1">
      <style:text-properties fo:font-style="normal" officeooo:paragraph-rsid="0017df40" style:font-style-asian="normal" style:font-style-complex="normal"/>
    </style:style>
    <style:style style:name="P12" style:family="paragraph" style:parent-style-name="Heading_20_3">
      <style:text-properties officeooo:rsid="001d1863" officeooo:paragraph-rsid="001d1863"/>
    </style:style>
    <style:style style:name="P13" style:family="paragraph" style:parent-style-name="Heading_20_4">
      <style:text-properties fo:font-style="normal" style:font-style-asian="normal" style:font-style-complex="normal"/>
    </style:style>
    <style:style style:name="P14" style:family="paragraph" style:parent-style-name="Heading_20_4">
      <style:text-properties fo:font-style="normal" officeooo:rsid="002b27b6" officeooo:paragraph-rsid="002b27b6" style:font-style-asian="normal" style:font-style-complex="normal"/>
    </style:style>
    <style:style style:name="P15" style:family="paragraph" style:parent-style-name="Heading_20_2">
      <style:text-properties fo:font-style="normal" officeooo:rsid="001c54bf" officeooo:paragraph-rsid="001c54bf" style:font-style-asian="normal" style:font-style-complex="normal"/>
    </style:style>
    <style:style style:name="P16" style:family="paragraph" style:parent-style-name="Text_20_body" style:list-style-name="L1">
      <style:text-properties fo:font-style="normal" officeooo:rsid="0017df40" officeooo:paragraph-rsid="0017df40" style:font-style-asian="normal" style:font-style-complex="normal"/>
    </style:style>
    <style:style style:name="P17" style:family="paragraph" style:parent-style-name="Text_20_body" style:list-style-name="L2">
      <style:text-properties fo:font-style="normal" officeooo:rsid="0017df40" officeooo:paragraph-rsid="0017df40" style:font-style-asian="normal" style:font-style-complex="normal"/>
    </style:style>
    <style:style style:name="P18" style:family="paragraph" style:parent-style-name="Text_20_body" style:list-style-name="L3">
      <style:text-properties fo:font-style="normal" officeooo:rsid="0017df40" officeooo:paragraph-rsid="0019e281" style:font-style-asian="normal" style:font-style-complex="normal"/>
    </style:style>
    <style:style style:name="P19" style:family="paragraph" style:parent-style-name="Text_20_body" style:list-style-name="L9">
      <style:text-properties fo:font-style="normal" officeooo:rsid="0017df40" officeooo:paragraph-rsid="0017df40" style:font-style-asian="normal" style:font-style-complex="normal"/>
    </style:style>
    <style:style style:name="P20" style:family="paragraph" style:parent-style-name="Text_20_body" style:list-style-name="L4">
      <style:text-properties fo:font-style="normal" officeooo:rsid="001c54bf" officeooo:paragraph-rsid="001d1863" style:font-style-asian="normal" style:font-style-complex="normal"/>
    </style:style>
    <style:style style:name="P21" style:family="paragraph" style:parent-style-name="Text_20_body" style:list-style-name="L5">
      <style:text-properties fo:font-style="normal" officeooo:rsid="001c54bf" officeooo:paragraph-rsid="001d1863" style:font-style-asian="normal" style:font-style-complex="normal"/>
    </style:style>
    <style:style style:name="P22" style:family="paragraph" style:parent-style-name="Text_20_body" style:list-style-name="L6">
      <style:text-properties fo:font-style="normal" officeooo:rsid="001d1863" officeooo:paragraph-rsid="001d1863" style:font-style-asian="normal" style:font-style-complex="normal"/>
    </style:style>
    <style:style style:name="P23" style:family="paragraph" style:parent-style-name="Text_20_body" style:list-style-name="L7">
      <style:text-properties fo:font-style="normal" officeooo:rsid="001d1863" officeooo:paragraph-rsid="00244411" style:font-style-asian="normal" style:font-style-complex="normal"/>
    </style:style>
    <style:style style:name="P24" style:family="paragraph" style:parent-style-name="Text_20_body" style:list-style-name="L7">
      <style:text-properties fo:font-style="normal" officeooo:rsid="00244411" officeooo:paragraph-rsid="00244411" style:font-style-asian="normal" style:font-style-complex="normal"/>
    </style:style>
    <style:style style:name="P25" style:family="paragraph" style:parent-style-name="Text_20_body" style:list-style-name="L8">
      <style:text-properties fo:font-style="normal" officeooo:rsid="00290828" officeooo:paragraph-rsid="00290828" style:font-style-asian="normal" style:font-style-complex="normal"/>
    </style:style>
    <style:style style:name="P26" style:family="paragraph" style:parent-style-name="Text_20_body" style:list-style-name="L2">
      <style:text-properties officeooo:paragraph-rsid="0017df40"/>
    </style:style>
    <style:style style:name="P27" style:family="paragraph" style:parent-style-name="Text_20_body" style:list-style-name="L7">
      <style:text-properties officeooo:paragraph-rsid="00244411"/>
    </style:style>
    <style:style style:name="P28" style:family="paragraph" style:parent-style-name="Text_20_body">
      <style:text-properties officeooo:rsid="002b27b6" officeooo:paragraph-rsid="002b27b6"/>
    </style:style>
    <style:style style:name="P29" style:family="paragraph" style:parent-style-name="Text_20_body" style:list-style-name="L10">
      <style:text-properties officeooo:paragraph-rsid="002b27b6"/>
    </style:style>
    <style:style style:name="P30" style:family="paragraph" style:parent-style-name="Text_20_body" style:list-style-name="L11">
      <style:text-properties officeooo:paragraph-rsid="002b27b6"/>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officeooo:rsid="0019e281"/>
    </style:style>
    <style:style style:name="T7" style:family="text">
      <style:text-properties officeooo:rsid="001f11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SH in ODT</text:p>
      <text:p text:style-name="Subtitle">Documentation - Version 0.2, October 30, 2015</text:p>
      <text:h text:style-name="Heading_20_1" text:outline-level="1">Abstract</text:h>
      <text:h text:style-name="P9" text:outline-level="1">Introduction</text:h>
      <text:h text:style-name="P10" text:outline-level="1">Related works</text:h>
      <text:p text:style-name="P1">In the past several projects worked on the generation of SPARQL queries according to the user needs. Two main different approaches have been adopted: </text:p>
      <text:list xml:id="list930009507655989500" text:style-name="L1">
        <text:list-item>
          <text:p text:style-name="P16">retrieving results using one single searching textual input and without showing any SPARQL code. </text:p>
        </text:list-item>
        <text:list-item>
          <text:p text:style-name="P16">Showing and generating the SPARQL code according to several inputs (e.g: filters, values …etc), next users will have the possibility to execute the code.</text:p>
        </text:list-item>
      </text:list>
      <text:p text:style-name="P1">In this section we introduce some of the most relevant of these works, by discussing their main characteristics.</text:p>
      <text:list xml:id="list9098424269796609995" text:style-name="L2">
        <text:list-item>
          <text:p text:style-name="P26"><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17">BioCarian: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 these features represent the possible filters that could be applied. The tool offers average users (without knowledge of SPARQL language) a free text search and the ability to navigate the results through these facets.</text:p>
        </text:list-item>
        <text:list-item>
          <text:p text:style-name="P17">DisGeNET: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17">neXtProt: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26"><text:span text:style-name="T2">Visual SPARQL Builder (VSB):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ext:span><text:soft-page-break/><text:span text:style-name="T2">the results will be shown in structured tables.</text:span></text:p>
        </text:list-item>
      </text:list>
      <text:h text:style-name="Heading_20_1" text:outline-level="1"><text:span text:style-name="T6">The</text:span> tool</text:h>
      <text:p text:style-name="P2">&lt;TOOLNAME&gt;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lt;TOOLNAME&gt;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4118316317306347408" text:style-name="L3">
        <text:list-item>
          <text:p text:style-name="P18">Enable a free text search, along with an oriented searching option if needed.</text:p>
        </text:list-item>
        <text:list-item>
          <text:p text:style-name="P18">Enabling some filtering operations on the values and attributes of the results obtained. These operations should be applied dynamically and handled without any further querying on the triplestore. <text:s/></text:p>
        </text:list-item>
        <text:list-item>
          <text:p text:style-name="P18">The interface, functionalities, and queries must be customizable according to the user needs.</text:p>
        </text:list-item>
        <text:list-item>
          <text:p text:style-name="P18">Although the tool was meant for OpenCitations and integrated in its website, it must be easily used by any other system which works with RDF stores and therefor also easily integrated as a new module on its website.</text:p>
        </text:list-item>
      </text:list>
      <text:p text:style-name="P2">In the following subsections we will talk about the general architecture of the system and next move on to discuss the configurations and usage of &lt;TOOLNAME&gt;.</text:p>
      <text:h text:style-name="P15" text:outline-level="2">Architecture</text:h>
      <text:p text:style-name="P3">In order to make our tool be a component which could be integrated inside any website as a supplemental module regarding its backend and server implementation, all its files and modules are executed at the client side and none of its features are handled by backend scripts. &lt;TOOLNAME&gt; is basically defined by three files:</text:p>
      <text:list xml:id="list7956293925598886917" text:style-name="L4">
        <text:list-item>
          <text:p text:style-name="P20">The main core of the tool which will handle all its behavior.</text:p>
        </text:list-item>
        <text:list-item>
          <text:p text:style-name="P20">A configuration file to define the parameters of the tool.</text:p>
        </text:list-item>
        <text:list-item>
          <text:p text:style-name="P20">A module to handle the stylistic aspect of the interface. <text:s/></text:p>
        </text:list-item>
      </text:list>
      <text:p text:style-name="P3">These files will operate in two macro areas: the layout/interface and in the model definition. Lets deepen our discussion by analyzing these areas, and how the different modules will cooperate with each other.</text:p>
      <text:h text:style-name="P12" text:outline-level="3"><text:span text:style-name="T7">L</text:span>ayout and interface</text:h>
      <text:p text:style-name="P3">The general layout of our tool is composed by three main sections: results, header, filters. These section will enclose additional sub containers which are dynamically populated with the tool components: </text:p>
      <text:list xml:id="list647591462857371570" text:style-name="L5">
        <text:list-item>
          <text:p text:style-name="P21">results: contains a table populated with the results obtained from the query execution. </text:p>
        </text:list-item>
        <text:list-item>
          <text:p text:style-name="P21">header section: contains components that alter the table of results from a visual perspective: Rows per page: gives users the possibility to decide the maximum number of rows to visualize per page.Sort: let users sort the results according to a specific column/field and with a descendent or ascendent order. </text:p>
        </text:list-item>
        <text:list-item>
          <text:p text:style-name="P21"><text:soft-page-break/>filters section: contains components that can refine/filter the results obtained: Limit the number of results: alter the total number of results in the table, the table is repopulated with the most relevant results in respect of the original query. Values selection: the user can choose which values to keep or exclude from the table of results.</text:p>
        </text:list-item>
      </text:list>
      <text:p text:style-name="P4">The above sections (and inner components) should be physically presented in the webpage willing to add them. Users can decide which blocks to include/exclude from their interface by keeping or dropping out the related block from a structured html scheme.</text:p>
      <text:p text:style-name="P4">All the sections and inner components could be redefined from a stylistic point of view. Users will have a full control over the visual aspect and positions of the elements in the interface, and therefor can eventually change their default layout. These configurations are all adaptable from a CSS file which defines a list of classes for all the components that will be dynamically created inside the page. </text:p>
      <text:h text:style-name="Heading_20_3" text:outline-level="3"><text:span text:style-name="T3">T</text:span><text:span text:style-name="T1">he Model</text:span></text:h>
      <text:p text:style-name="P5">The core of our tool resides in a one javascript file which contains three submodules each one with its own closure:</text:p>
      <text:list xml:id="list1433514804025468944" text:style-name="L6">
        <text:list-item>
          <text:p text:style-name="P22">search: the behavior and logics of the tool are handled in this sub-module and its internal functions <text:s/></text:p>
        </text:list-item>
        <text:list-item>
          <text:p text:style-name="P22">util: this sub-module contains all the general utility functions needed by the other submodules</text:p>
        </text:list-item>
        <text:list-item>
          <text:p text:style-name="P22">htmldom: contains functions that will dynamically generate the html components to add on the webpage</text:p>
        </text:list-item>
      </text:list>
      <text:p text:style-name="P6">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6">Lets list the processing stages of the model right after the first call:</text:p>
      <text:list xml:id="list5277154848798496371" text:style-name="L7">
        <text:list-item>
          <text:p text:style-name="P23">Finding the corresponding rule: iterate through a list of rules and identify the one which defines a specific regular expression format which matches the textual input given.</text:p>
        </text:list-item>
        <text:list-item>
          <text:p text:style-name="P23">Apply the query: call the triplestore and apply the corresponding SPARQL query defined for that specific rule and save the results inside the tool module. </text:p>
        </text:list-item>
        <text:list-item>
          <text:p text:style-name="P23">Process the results: once all the results are retrieved, three additional important operations need to be done: linking, grouping and selecting the data. By linking the data, we mean to associate a link to the values of a specific column in the results retrieved. The corresponding links values belong to another column of the results, we just need to specify it to the linker. Grouping the data works like a traditional group-by statement, we use it to group the result-set by one or more columns, by also specifying the keys that stand as new distinct identifiers for each different row of the result-set. Once the two previous operations are accomplished, only a subset of the results are selected while the rest of the columns are discarded, for instance in this phase we can exclude the columns used to associate the links in the linking process. </text:p>
        </text:list-item>
        <text:list-item>
          <text:p text:style-name="P27"><text:span text:style-name="T4">Init tool data: the data in the system will be represented in three different forms: native, filtered, visualized. The native data contain the complete original result-set after stage 3, thanks to this no further calls to the triplestore are made, unless we change the initial textual query. The filtered data are a subset of the native data after the application of filtering operations on them, for instance after limiting the total number of rows. The data visualized </text:span><text:soft-page-break/><text:span text:style-name="T4">are a subset of the filtered data after the application of visual operations, for instance after ordering the rows on a specific column. Note that at this stage all the three data types are equivalent, since no filtering or visual alterations have taken place.</text:span></text:p>
        </text:list-item>
        <text:list-item>
          <text:p text:style-name="P24">Build the interface: the layout components previously defined in section[], are built at this stage. Since part of the components created relay on the data we have initialized, this operation comes right after stage 4. All the operations at this stage are handled by the htmldom sub-module. The final components generated are html elements that will take place inside their corresponding containers.</text:p>
        </text:list-item>
        <text:list-item>
          <text:p text:style-name="P24">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p>
        </text:list-item>
      </text:list>
      <text:p text:style-name="P7">All the previous stages enumerated are made once at the initialization of the tool, next we can classify the possible dynamic operations a user can do as filter or visual, lets discuss separately each category and list the specific operations that could be done.</text:p>
      <text:h text:style-name="P14" text:outline-level="4">Filtration </text:h>
      <text:p text:style-name="P28"><text:span text:style-name="T1">Any operation under this category will modify only the filtered data, all the filter activators will appear under the filter section already defined in the previous section where we described the layout and the interface. All the filter operations will be handled by our core module “search” previously defined:</text:span></text:p>
      <text:list xml:id="list4277580627033037156" text:style-name="L10">
        <text:list-item>
          <text:p text:style-name="P29"><text:span text:style-name="T5">Show all results: resets the filtered data, so it will contain all the original result-set (native data). </text:span></text:p>
        </text:list-item>
        <text:list-item>
          <text:p text:style-name="P29"><text:span text:style-name="T5">Filter by column values: this can be viewed as a macro operation which needs have three sub-operations that could be executed and should follow a specific order:</text:span></text:p>
          <text:list>
            <text:list-item>
              <text:p text:style-name="P29"><text:span text:style-name="T5">Show column values: shows a list of values for a specific column/field each one with its occurrences count in the current filtered data. These values are all selectable, and since the list could be very large, for usability reasons a paging option is applied in this case.</text:span></text:p>
            </text:list-item>
            <text:list-item>
              <text:p text:style-name="P29"><text:span text:style-name="T5">Select a value: this operation is called once a value of a specific column/field is selected. A list in the system will keep track of all the values that have been selected.</text:span></text:p>
            </text:list-item>
            <text:list-item>
              <text:p text:style-name="P29"><text:span text:style-name="T5">Exclude or Show only: this is the final operation a user can apply once the previous two have been done. This will rebuild the filtered data (starting from the native data) with excluding or keeping only (respectively) the selected values in it. It’s important to notice that this operation is not enabled if the list of selected values is empty.</text:span></text:p>
            </text:list-item>
          </text:list>
        </text:list-item>
      </text:list>
      <text:h text:style-name="P13" text:outline-level="4">Visualization</text:h>
      <text:p text:style-name="P28"><text:span text:style-name="T1">The operations under this category modify the visualized data, the activators of these category are present in several sections of the layout, mostly in the header (See section[]). Same as the filtration operations also in this case all operations are handled by the core model:</text:span></text:p>
      <text:list xml:id="list3095354790709220549" text:style-name="L11">
        <text:list-item>
          <text:p text:style-name="P30"><text:span text:style-name="T5">Modify the number of total results: this operation will populate the visualized data (starting from the filtered data) with the first N values out of all the results retrieved. Its important to notice that the native results were already ordered according to their relevance to the query, therefor this operation will select the first N most relevant rows. </text:span></text:p>
        </text:list-item>
        <text:list-item>
          <text:p text:style-name="P30"><text:span text:style-name="T5">Page navigator: it contains all the sub-operations that handle the paging behavior: moving on the next or previous page, selecting and directly moving to a specific page index.</text:span></text:p>
        </text:list-item>
        <text:list-item>
          <text:p text:style-name="P30"><text:span text:style-name="T5">Rows per page: limits the number of maximum rows per page to a given value. <text:s/></text:span></text:p>
        </text:list-item>
        <text:list-item>
          <text:p text:style-name="P30"><text:soft-page-break/><text:span text:style-name="T5">Sort result-set: sorts the visualized data with respect to a specific column/field and following a descendent or ascendent order.</text:span></text:p>
        </text:list-item>
      </text:list>
      <text:p text:style-name="P28"><text:span text:style-name="T1">Notice that all the three final operations take as input the visualized data and modify it.</text:span></text:p>
      <text:h text:style-name="P11" text:outline-level="1">References</text:h>
      <text:list xml:id="list6463292112349311599" text:style-name="L9">
        <text:list-item>
          <text:p text:style-name="P19"><text:bookmark-start text:name="__RefNumPara__2122_1322021082"/>Nielsen, Finn &amp; Mietchen, Daniel &amp; Willighagen, Egon. (2017). Scholia and scientometrics with Wikidata. . <text:bookmark-end text:name="__RefNumPara__2122_132202108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14T16:01:27.909863000</dc:date>
    <meta:editing-duration>P3DT8H8M1S</meta:editing-duration>
    <meta:editing-cycles>160</meta:editing-cycles>
    <meta:generator>LibreOffice/5.0.6.3$MacOSX_X86_64 LibreOffice_project/490fc03b25318460cfc54456516ea2519c11d1aa</meta:generator>
    <meta:document-statistic meta:table-count="0" meta:image-count="0" meta:object-count="0" meta:page-count="5" meta:paragraph-count="65" meta:word-count="2159" meta:character-count="13226" meta:non-whitespace-character-count="11145"/>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